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63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3.6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Double-Counting">
      <style:table-properties table:display="true" style:writing-mode="lr-tb"/>
    </style:style>
    <style:style style:name="ta2" style:family="table" style:master-page-name="PageStyle_5f_JSTOR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153">
      <style:table-cell-properties style:rotation-align="none"/>
    </style:style>
    <style:style style:name="ce3" style:family="table-cell" style:parent-style-name="Default" style:data-style-name="N148">
      <style:table-cell-properties style:rotation-align="none"/>
    </style:style>
    <style:style style:name="ce4" style:family="table-cell" style:parent-style-name="Default" style:data-style-name="N153"/>
    <style:style style:name="ce5" style:family="table-cell" style:parent-style-name="Default">
      <style:table-cell-properties fo:background-color="#fff2cc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uble-Countin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5"/>
        <table:table-column table:style-name="co2" table:number-columns-repeated="5" table:default-cell-style-name="Default"/>
        <table:table-column table:style-name="co3" table:number-columns-repeated="16363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Original (Francis)</text:p>
          </table:table-cell>
          <table:table-cell office:value-type="string" calcext:value-type="string">
            <text:p>Adjusted (MM)</text:p>
          </table:table-cell>
          <table:table-cell table:style-name="ce1" office:value-type="string" calcext:value-type="string">
            <text:p>Adjusted (Francis)</text:p>
          </table:table-cell>
          <table:table-cell office:value-type="string" calcext:value-type="string">
            <text:p>Annals “Karl Marx”</text:p>
          </table:table-cell>
          <table:table-cell office:value-type="string" calcext:value-type="string">
            <text:p>Annals “the”</text:p>
          </table:table-cell>
          <table:table-cell office:value-type="string" calcext:value-type="string">
            <text:p>Sociology “Karl Marx”</text:p>
          </table:table-cell>
          <table:table-cell office:value-type="string" calcext:value-type="string">
            <text:p>Sociology “the”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16370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3"/>
          <table:table-cell>
            <draw:frame table:end-cell-address="'Double-Counting'.AK24" table:end-x="1.093cm" table:end-y="0.051cm" draw:z-index="0" draw:name="Chart 1" draw:style-name="gr1" draw:text-style-name="P1" svg:width="15.796cm" svg:height="9.714cm" svg:x="0.791cm" svg:y="0.073cm">
              <draw:object draw:notify-on-update-of-ranges="'Double-Counting'.A2:'Double-Counting'.A50 'Double-Counting'.B1:'Double-Counting'.B1 'Double-Counting'.B1:'Double-Counting'.B50 'Double-Counting'.C1:'Double-Counting'.C1 'Double-Counting'.C1:'Double-Counting'.C5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56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 table:style-name="ce2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2" table:formula="of:=[.G13]/[.H13]*100" office:value-type="float" office:value="1.17647058823529" calcext:value-type="float">
            <text:p>1.2</text:p>
          </table:table-cell>
          <table:table-cell table:style-name="ce4" table:formula="of:=([.G13]-[.E13])/[.H13]*100" office:value-type="float" office:value="0" calcext:value-type="float">
            <text:p>0.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2" office:value-type="float" office:value="0" calcext:value-type="float">
            <text:p>0.0</text:p>
          </table:table-cell>
          <table:table-cell table:style-name="ce4" office:value-type="float" office:value="0" calcext:value-type="float">
            <text:p>0.0</text:p>
          </table:table-cell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2" table:formula="of:=[.G15]/[.H15]*100" office:value-type="float" office:value="3.125" calcext:value-type="float">
            <text:p>3.1</text:p>
          </table:table-cell>
          <table:table-cell table:style-name="ce4" table:formula="of:=([.G15]-[.E15])/[.H15]*100" office:value-type="float" office:value="0" calcext:value-type="float">
            <text:p>0.0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2" table:formula="of:=[.G16]/[.H16]*100" office:value-type="float" office:value="0.900900900900901" calcext:value-type="float">
            <text:p>0.9</text:p>
          </table:table-cell>
          <table:table-cell table:style-name="ce4" table:formula="of:=([.G16]-[.E16])/[.H16]*100" office:value-type="float" office:value="0" calcext:value-type="float">
            <text:p>0.0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table:formula="of:=[.G17]/[.H17]*100" office:value-type="float" office:value="0.684931506849315" calcext:value-type="float">
            <text:p>0.7</text:p>
          </table:table-cell>
          <table:table-cell table:style-name="ce4" table:formula="of:=([.G17]-[.E17])/[.H17]*100" office:value-type="float" office:value="0" calcext:value-type="float">
            <text:p>0.0</text:p>
          </table:table-cell>
          <table:table-cell table:style-name="ce2" table:formula="of:=([.G17]-[.E17])/([.H17]-[.F17])*100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2" table:formula="of:=[.G18]/[.H18]*100" office:value-type="float" office:value="1.54639175257732" calcext:value-type="float">
            <text:p>1.5</text:p>
          </table:table-cell>
          <table:table-cell table:style-name="ce4" table:formula="of:=([.G18]-[.E18])/[.H18]*100" office:value-type="float" office:value="1.54639175257732" calcext:value-type="float">
            <text:p>1.5</text:p>
          </table:table-cell>
          <table:table-cell table:style-name="ce2" table:formula="of:=([.G18]-[.E18])/([.H18]-[.F18])*100" office:value-type="float" office:value="3.2967032967033" calcext:value-type="float">
            <text:p>3.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2" table:formula="of:=[.G19]/[.H19]*100" office:value-type="float" office:value="1.18343195266272" calcext:value-type="float">
            <text:p>1.2</text:p>
          </table:table-cell>
          <table:table-cell table:style-name="ce4" table:formula="of:=([.G19]-[.E19])/[.H19]*100" office:value-type="float" office:value="1.18343195266272" calcext:value-type="float">
            <text:p>1.2</text:p>
          </table:table-cell>
          <table:table-cell table:style-name="ce2" table:formula="of:=([.G19]-[.E19])/([.H19]-[.F19])*100" office:value-type="float" office:value="2.73972602739726" calcext:value-type="float">
            <text:p>2.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2" table:formula="of:=[.G20]/[.H20]*100" office:value-type="float" office:value="2.36686390532544" calcext:value-type="float">
            <text:p>2.4</text:p>
          </table:table-cell>
          <table:table-cell table:style-name="ce4" table:formula="of:=([.G20]-[.E20])/[.H20]*100" office:value-type="float" office:value="1.77514792899408" calcext:value-type="float">
            <text:p>1.8</text:p>
          </table:table-cell>
          <table:table-cell table:style-name="ce2" table:formula="of:=([.G20]-[.E20])/([.H20]-[.F20])*100" office:value-type="float" office:value="3.57142857142857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2" table:formula="of:=[.G22]/[.H22]*100" office:value-type="float" office:value="1.70454545454545" calcext:value-type="float">
            <text:p>1.7</text:p>
          </table:table-cell>
          <table:table-cell table:style-name="ce4" table:formula="of:=([.G22]-[.E22])/[.H22]*100" office:value-type="float" office:value="0.568181818181818" calcext:value-type="float">
            <text:p>0.6</text:p>
          </table:table-cell>
          <table:table-cell table:style-name="ce2" table:formula="of:=([.G22]-[.E22])/([.H22]-[.F22])*100" office:value-type="float" office:value="1.31578947368421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2" table:formula="of:=[.G23]/[.H23]*100" office:value-type="float" office:value="1.55440414507772" calcext:value-type="float">
            <text:p>1.6</text:p>
          </table:table-cell>
          <table:table-cell table:style-name="ce4" table:formula="of:=([.G23]-[.E23])/[.H23]*100" office:value-type="float" office:value="0" calcext:value-type="float">
            <text:p>0.0</text:p>
          </table:table-cell>
          <table:table-cell table:style-name="ce2" table:formula="of:=([.G23]-[.E23])/([.H23]-[.F23])*100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2" table:formula="of:=[.G24]/[.H24]*100" office:value-type="float" office:value="0.558659217877095" calcext:value-type="float">
            <text:p>0.6</text:p>
          </table:table-cell>
          <table:table-cell table:style-name="ce4" table:formula="of:=([.G24]-[.E24])/[.H24]*100" office:value-type="float" office:value="0" calcext:value-type="float">
            <text:p>0.0</text:p>
          </table:table-cell>
          <table:table-cell table:style-name="ce2" table:formula="of:=([.G24]-[.E24])/([.H24]-[.F24])*100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2" table:formula="of:=[.G25]/[.H25]*100" office:value-type="float" office:value="1.02564102564103" calcext:value-type="float">
            <text:p>1.0</text:p>
          </table:table-cell>
          <table:table-cell table:style-name="ce4" table:formula="of:=([.G25]-[.E25])/[.H25]*100" office:value-type="float" office:value="1.02564102564103" calcext:value-type="float">
            <text:p>1.0</text:p>
          </table:table-cell>
          <table:table-cell table:style-name="ce2" table:formula="of:=([.G25]-[.E25])/([.H25]-[.F25])*100" office:value-type="float" office:value="2.66666666666667" calcext:value-type="float">
            <text:p>2.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2" table:formula="of:=[.G26]/[.H26]*100" office:value-type="float" office:value="0.529100529100529" calcext:value-type="float">
            <text:p>0.5</text:p>
          </table:table-cell>
          <table:table-cell table:style-name="ce4" table:formula="of:=([.G26]-[.E26])/[.H26]*100" office:value-type="float" office:value="0" calcext:value-type="float">
            <text:p>0.0</text:p>
          </table:table-cell>
          <table:table-cell table:style-name="ce2" table:formula="of:=([.G26]-[.E26])/([.H26]-[.F26])*100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float" office:value="0" calcext:value-type="float">
            <text:p>0.0</text:p>
          </table:table-cell>
          <table:table-cell table:style-name="ce4" office:value-type="float" office:value="0" calcext:value-type="float">
            <text:p>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2" table:formula="of:=[.G28]/[.H28]*100" office:value-type="float" office:value="0.45045045045045" calcext:value-type="float">
            <text:p>0.5</text:p>
          </table:table-cell>
          <table:table-cell table:style-name="ce4" table:formula="of:=([.G28]-[.E28])/[.H28]*100" office:value-type="float" office:value="0.45045045045045" calcext:value-type="float">
            <text:p>0.5</text:p>
          </table:table-cell>
          <table:table-cell table:style-name="ce2" table:formula="of:=([.G28]-[.E28])/([.H28]-[.F28])*100" office:value-type="float" office:value="1.16279069767442" calcext:value-type="float">
            <text:p>1.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2" table:formula="of:=[.G29]/[.H29]*100" office:value-type="float" office:value="0.854700854700855" calcext:value-type="float">
            <text:p>0.9</text:p>
          </table:table-cell>
          <table:table-cell table:style-name="ce4" table:formula="of:=([.G29]-[.E29])/[.H29]*100" office:value-type="float" office:value="0.854700854700855" calcext:value-type="float">
            <text:p>0.9</text:p>
          </table:table-cell>
          <table:table-cell table:style-name="ce2" table:formula="of:=([.G29]-[.E29])/([.H29]-[.F29])*100" office:value-type="float" office:value="2.77777777777778" calcext:value-type="float">
            <text:p>2.8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2" table:formula="of:=[.G30]/[.H30]*100" office:value-type="float" office:value="0.668896321070234" calcext:value-type="float">
            <text:p>0.7</text:p>
          </table:table-cell>
          <table:table-cell table:style-name="ce4" table:formula="of:=([.G30]-[.E30])/[.H30]*100" office:value-type="float" office:value="0" calcext:value-type="float">
            <text:p>0.0</text:p>
          </table:table-cell>
          <table:table-cell table:style-name="ce2" table:formula="of:=([.G30]-[.E30])/([.H30]-[.F30])*100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float" office:value="0" calcext:value-type="float">
            <text:p>0.0</text:p>
          </table:table-cell>
          <table:table-cell table:style-name="ce4" office:value-type="float" office:value="0" calcext:value-type="float">
            <text:p>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table:formula="of:=[.G32]/[.H32]*100" office:value-type="float" office:value="0.588235294117647" calcext:value-type="float">
            <text:p>0.6</text:p>
          </table:table-cell>
          <table:table-cell table:style-name="ce4" table:formula="of:=([.G32]-[.E32])/[.H32]*100" office:value-type="float" office:value="0.588235294117647" calcext:value-type="float">
            <text:p>0.6</text:p>
          </table:table-cell>
          <table:table-cell table:style-name="ce2" table:formula="of:=([.G32]-[.E32])/([.H32]-[.F32])*100" office:value-type="float" office:value="2.10526315789474" calcext:value-type="float">
            <text:p>2.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2" table:formula="of:=[.G33]/[.H33]*100" office:value-type="float" office:value="1.1142061281337" calcext:value-type="float">
            <text:p>1.1</text:p>
          </table:table-cell>
          <table:table-cell table:style-name="ce4" table:formula="of:=([.G33]-[.E33])/[.H33]*100" office:value-type="float" office:value="0.557103064066852" calcext:value-type="float">
            <text:p>0.6</text:p>
          </table:table-cell>
          <table:table-cell table:style-name="ce2" table:formula="of:=([.G33]-[.E33])/([.H33]-[.F33])*100" office:value-type="float" office:value="2.63157894736842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2" table:formula="of:=[.G34]/[.H34]*100" office:value-type="float" office:value="1.18764845605701" calcext:value-type="float">
            <text:p>1.2</text:p>
          </table:table-cell>
          <table:table-cell table:style-name="ce4" table:formula="of:=([.G34]-[.E34])/[.H34]*100" office:value-type="float" office:value="0.237529691211401" calcext:value-type="float">
            <text:p>0.2</text:p>
          </table:table-cell>
          <table:table-cell table:style-name="ce2" table:formula="of:=([.G34]-[.E34])/([.H34]-[.F34])*100" office:value-type="float" office:value="0.847457627118644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421" calcext:value-type="float">
            <text:p>42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2" table:formula="of:=[.G35]/[.H35]*100" office:value-type="float" office:value="0.665188470066519" calcext:value-type="float">
            <text:p>0.7</text:p>
          </table:table-cell>
          <table:table-cell table:style-name="ce4" table:formula="of:=([.G35]-[.E35])/[.H35]*100" office:value-type="float" office:value="0.665188470066519" calcext:value-type="float">
            <text:p>0.7</text:p>
          </table:table-cell>
          <table:table-cell table:style-name="ce2" table:formula="of:=([.G35]-[.E35])/([.H35]-[.F35])*100" office:value-type="float" office:value="1.97368421052632" calcext:value-type="float">
            <text:p>2.0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451" calcext:value-type="float">
            <text:p>45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2" table:formula="of:=[.G36]/[.H36]*100" office:value-type="float" office:value="0.997506234413965" calcext:value-type="float">
            <text:p>1.0</text:p>
          </table:table-cell>
          <table:table-cell table:style-name="ce4" table:formula="of:=([.G36]-[.E36])/[.H36]*100" office:value-type="float" office:value="0.748129675810474" calcext:value-type="float">
            <text:p>0.7</text:p>
          </table:table-cell>
          <table:table-cell table:style-name="ce2" table:formula="of:=([.G36]-[.E36])/([.H36]-[.F36])*100" office:value-type="float" office:value="2.63157894736842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2" table:formula="of:=[.G37]/[.H37]*100" office:value-type="float" office:value="1.81818181818182" calcext:value-type="float">
            <text:p>1.8</text:p>
          </table:table-cell>
          <table:table-cell table:style-name="ce4" table:formula="of:=([.G37]-[.E37])/[.H37]*100" office:value-type="float" office:value="1.2987012987013" calcext:value-type="float">
            <text:p>1.3</text:p>
          </table:table-cell>
          <table:table-cell table:style-name="ce2" table:formula="of:=([.G37]-[.E37])/([.H37]-[.F37])*100" office:value-type="float" office:value="4.80769230769231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385" calcext:value-type="float">
            <text:p>38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2" table:formula="of:=[.G38]/[.H38]*100" office:value-type="float" office:value="0.236406619385343" calcext:value-type="float">
            <text:p>0.2</text:p>
          </table:table-cell>
          <table:table-cell table:style-name="ce4" table:formula="of:=([.G38]-[.E38])/[.H38]*100" office:value-type="float" office:value="0.236406619385343" calcext:value-type="float">
            <text:p>0.2</text:p>
          </table:table-cell>
          <table:table-cell table:style-name="ce2" table:formula="of:=([.G38]-[.E38])/([.H38]-[.F38])*100" office:value-type="float" office:value="0.854700854700855" calcext:value-type="float">
            <text:p>0.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2" office:value-type="float" office:value="0" calcext:value-type="float">
            <text:p>0.0</text:p>
          </table:table-cell>
          <table:table-cell table:style-name="ce4" office:value-type="float" office:value="0" calcext:value-type="float">
            <text:p>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table:formula="of:=[.G40]/[.H40]*100" office:value-type="float" office:value="1.15273775216138" calcext:value-type="float">
            <text:p>1.2</text:p>
          </table:table-cell>
          <table:table-cell table:style-name="ce4" table:formula="of:=([.G40]-[.E40])/[.H40]*100" office:value-type="float" office:value="0.576368876080692" calcext:value-type="float">
            <text:p>0.6</text:p>
          </table:table-cell>
          <table:table-cell table:style-name="ce2" table:formula="of:=([.G40]-[.E40])/([.H40]-[.F40])*100" office:value-type="float" office:value="1.42857142857143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2" table:formula="of:=[.G41]/[.H41]*100" office:value-type="float" office:value="1.0989010989011" calcext:value-type="float">
            <text:p>1.1</text:p>
          </table:table-cell>
          <table:table-cell table:style-name="ce4" table:formula="of:=([.G41]-[.E41])/[.H41]*100" office:value-type="float" office:value="0" calcext:value-type="float">
            <text:p>0.0</text:p>
          </table:table-cell>
          <table:table-cell table:style-name="ce2" table:formula="of:=([.G41]-[.E41])/([.H41]-[.F41])*100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table:formula="of:=[.G42]/[.H42]*100" office:value-type="float" office:value="0.571428571428571" calcext:value-type="float">
            <text:p>0.6</text:p>
          </table:table-cell>
          <table:table-cell table:style-name="ce4" table:formula="of:=([.G42]-[.E42])/[.H42]*100" office:value-type="float" office:value="0" calcext:value-type="float">
            <text:p>0.0</text:p>
          </table:table-cell>
          <table:table-cell table:style-name="ce2" table:formula="of:=([.G42]-[.E42])/([.H42]-[.F42])*100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2" office:value-type="float" office:value="0" calcext:value-type="float">
            <text:p>0.0</text:p>
          </table:table-cell>
          <table:table-cell table:style-name="ce4" office:value-type="float" office:value="0" calcext:value-type="float">
            <text:p>0.0</text:p>
          </table:table-cell>
          <table:table-cell table:style-name="ce2" office:value-type="float" office:value="0" calcext:value-type="float">
            <text:p>0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2" table:formula="of:=[.G44]/[.H44]*100" office:value-type="float" office:value="0.251256281407035" calcext:value-type="float">
            <text:p>0.3</text:p>
          </table:table-cell>
          <table:table-cell table:style-name="ce4" table:formula="of:=([.G44]-[.E44])/[.H44]*100" office:value-type="float" office:value="0" calcext:value-type="float">
            <text:p>0.0</text:p>
          </table:table-cell>
          <table:table-cell table:style-name="ce2" table:formula="of:=([.G44]-[.E44])/([.H44]-[.F44])*100" office:value-type="float" office:value="0" calcext:value-type="float">
            <text:p>0.0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2" table:formula="of:=[.G45]/[.H45]*100" office:value-type="float" office:value="0.875656742556918" calcext:value-type="float">
            <text:p>0.9</text:p>
          </table:table-cell>
          <table:table-cell table:style-name="ce4" table:formula="of:=([.G45]-[.E45])/[.H45]*100" office:value-type="float" office:value="0.875656742556918" calcext:value-type="float">
            <text:p>0.9</text:p>
          </table:table-cell>
          <table:table-cell table:style-name="ce2" table:formula="of:=([.G45]-[.E45])/([.H45]-[.F45])*100" office:value-type="float" office:value="0.875656742556918" calcext:value-type="float">
            <text:p>0.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table:formula="of:=[.G46]/[.H46]*100" office:value-type="float" office:value="1.00286532951289" calcext:value-type="float">
            <text:p>1.0</text:p>
          </table:table-cell>
          <table:table-cell table:style-name="ce4" table:formula="of:=([.G46]-[.E46])/[.H46]*100" office:value-type="float" office:value="0.286532951289398" calcext:value-type="float">
            <text:p>0.3</text:p>
          </table:table-cell>
          <table:table-cell table:style-name="ce2" table:formula="of:=([.G46]-[.E46])/([.H46]-[.F46])*100" office:value-type="float" office:value="0.586510263929619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table:formula="of:=[.G47]/[.H47]*100" office:value-type="float" office:value="0.522875816993464" calcext:value-type="float">
            <text:p>0.5</text:p>
          </table:table-cell>
          <table:table-cell table:style-name="ce4" table:formula="of:=([.G47]-[.E47])/[.H47]*100" office:value-type="float" office:value="0.392156862745098" calcext:value-type="float">
            <text:p>0.4</text:p>
          </table:table-cell>
          <table:table-cell table:style-name="ce2" table:formula="of:=([.G47]-[.E47])/([.H47]-[.F47])*100" office:value-type="float" office:value="0.67415730337078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table:formula="of:=[.G48]/[.H48]*100" office:value-type="float" office:value="0.68649885583524" calcext:value-type="float">
            <text:p>0.7</text:p>
          </table:table-cell>
          <table:table-cell table:style-name="ce4" table:formula="of:=([.G48]-[.E48])/[.H48]*100" office:value-type="float" office:value="0.45766590389016" calcext:value-type="float">
            <text:p>0.5</text:p>
          </table:table-cell>
          <table:table-cell table:style-name="ce2" table:formula="of:=([.G48]-[.E48])/([.H48]-[.F48])*100" office:value-type="float" office:value="0.840336134453782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874" calcext:value-type="float">
            <text:p>87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table:formula="of:=[.G49]/[.H49]*100" office:value-type="float" office:value="1.14464099895942" calcext:value-type="float">
            <text:p>1.1</text:p>
          </table:table-cell>
          <table:table-cell table:style-name="ce4" table:formula="of:=([.G49]-[.E49])/[.H49]*100" office:value-type="float" office:value="0.936524453694069" calcext:value-type="float">
            <text:p>0.9</text:p>
          </table:table-cell>
          <table:table-cell table:style-name="ce2" table:formula="of:=([.G49]-[.E49])/([.H49]-[.F49])*100" office:value-type="float" office:value="1.45867098865478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961" calcext:value-type="float">
            <text:p>961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table:formula="of:=[.G50]/[.H50]*100" office:value-type="float" office:value="0.29126213592233" calcext:value-type="float">
            <text:p>0.3</text:p>
          </table:table-cell>
          <table:table-cell table:style-name="ce4" table:formula="of:=([.G50]-[.E50])/[.H50]*100" office:value-type="float" office:value="0.194174757281553" calcext:value-type="float">
            <text:p>0.2</text:p>
          </table:table-cell>
          <table:table-cell table:style-name="ce2" table:formula="of:=([.G50]-[.E50])/([.H50]-[.F50])*100" office:value-type="float" office:value="0.304878048780488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030" calcext:value-type="float">
            <text:p>1030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 table:number-rows-repeated="92">
          <table:table-cell/>
          <table:table-cell table:style-name="ce3"/>
          <table:table-cell/>
          <table:table-cell table:style-name="ce3"/>
          <table:table-cell table:number-columns-repeated="7"/>
          <table:table-cell table:style-name="ce3"/>
          <table:table-cell/>
          <table:table-cell table:style-name="ce3"/>
          <table:table-cell table:number-columns-repeated="1637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 table:number-columns-repeated="16370"/>
        </table:table-row>
        <table:table-row table:style-name="ro1" table:number-rows-repeated="10484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JSTOR" table:style-name="ta2">
        <table:table-column table:style-name="co3" table:default-cell-style-name="Default"/>
        <table:table-column table:style-name="co4" table:default-cell-style-name="ce6"/>
        <table:table-column table:style-name="co3" table:number-columns-repeated="1638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"the" (JSTOR English journals)</text:p>
          </table:table-cell>
          <table:table-cell office:value-type="string" calcext:value-type="string">
            <text:p>Karl Marx (exact first/last, JSTOR English journals)</text:p>
          </table:table-cell>
          <table:table-cell office:value-type="string" calcext:value-type="string">
            <text:p>Karl Marx % (exact, journals only)</text:p>
          </table:table-cell>
          <table:table-cell table:number-columns-repeated="2"/>
          <table:table-cell>
            <draw:frame table:end-cell-address="JSTOR.O23" table:end-x="1.481cm" table:end-y="0.063cm" draw:z-index="0" draw:name="Chart 1" draw:style-name="gr1" draw:text-style-name="P1" svg:width="14.238cm" svg:height="10.286cm" svg:x="1.016cm" svg:y="0.487cm">
              <draw:object draw:notify-on-update-of-ranges="JSTOR.A2:JSTOR.A102 JSTOR.D1:JSTOR.D1 JSTOR.D2:JSTOR.D10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7" office:value-type="float" office:value="12754" calcext:value-type="float">
            <text:p>12,754</text:p>
          </table:table-cell>
          <table:table-cell office:value-type="float" office:value="0" calcext:value-type="float">
            <text:p>0</text:p>
          </table:table-cell>
          <table:table-cell table:formula="of:=SUM([.C2]/[.B2])*100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style-name="ce7" office:value-type="float" office:value="8914" calcext:value-type="float">
            <text:p>8,914</text:p>
          </table:table-cell>
          <table:table-cell office:value-type="float" office:value="0" calcext:value-type="float">
            <text:p>0</text:p>
          </table:table-cell>
          <table:table-cell table:formula="of:=SUM([.C3]/[.B3])*100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style-name="ce7" office:value-type="float" office:value="9052" calcext:value-type="float">
            <text:p>9,052</text:p>
          </table:table-cell>
          <table:table-cell office:value-type="float" office:value="1" calcext:value-type="float">
            <text:p>1</text:p>
          </table:table-cell>
          <table:table-cell table:formula="of:=SUM([.C4]/[.B4])*100" office:value-type="float" office:value="0.0110472823685373" calcext:value-type="float">
            <text:p>0.0110472823685373</text:p>
          </table:table-cell>
          <table:table-cell table:number-columns-repeated="16380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style-name="ce7" office:value-type="float" office:value="10828" calcext:value-type="float">
            <text:p>10,828</text:p>
          </table:table-cell>
          <table:table-cell office:value-type="float" office:value="0" calcext:value-type="float">
            <text:p>0</text:p>
          </table:table-cell>
          <table:table-cell table:formula="of:=SUM([.C5]/[.B5])*100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style-name="ce7" office:value-type="float" office:value="11437" calcext:value-type="float">
            <text:p>11,437</text:p>
          </table:table-cell>
          <table:table-cell office:value-type="float" office:value="3" calcext:value-type="float">
            <text:p>3</text:p>
          </table:table-cell>
          <table:table-cell table:formula="of:=SUM([.C6]/[.B6])*100" office:value-type="float" office:value="0.0262306548920171" calcext:value-type="float">
            <text:p>0.0262306548920171</text:p>
          </table:table-cell>
          <table:table-cell table:number-columns-repeated="16380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style-name="ce7" office:value-type="float" office:value="10964" calcext:value-type="float">
            <text:p>10,964</text:p>
          </table:table-cell>
          <table:table-cell office:value-type="float" office:value="2" calcext:value-type="float">
            <text:p>2</text:p>
          </table:table-cell>
          <table:table-cell table:formula="of:=SUM([.C7]/[.B7])*100" office:value-type="float" office:value="0.0182415176942722" calcext:value-type="float">
            <text:p>0.0182415176942722</text:p>
          </table:table-cell>
          <table:table-cell table:number-columns-repeated="16380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style-name="ce7" office:value-type="float" office:value="11169" calcext:value-type="float">
            <text:p>11,169</text:p>
          </table:table-cell>
          <table:table-cell office:value-type="float" office:value="4" calcext:value-type="float">
            <text:p>4</text:p>
          </table:table-cell>
          <table:table-cell table:formula="of:=SUM([.C8]/[.B8])*100" office:value-type="float" office:value="0.03581341212284" calcext:value-type="float">
            <text:p>0.03581341212284</text:p>
          </table:table-cell>
          <table:table-cell table:number-columns-repeated="16380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style-name="ce7" office:value-type="float" office:value="12818" calcext:value-type="float">
            <text:p>12,818</text:p>
          </table:table-cell>
          <table:table-cell office:value-type="float" office:value="11" calcext:value-type="float">
            <text:p>11</text:p>
          </table:table-cell>
          <table:table-cell table:formula="of:=SUM([.C9]/[.B9])*100" office:value-type="float" office:value="0.085816820096739" calcext:value-type="float">
            <text:p>0.085816820096739</text:p>
          </table:table-cell>
          <table:table-cell table:number-columns-repeated="16380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style-name="ce7" office:value-type="float" office:value="12503" calcext:value-type="float">
            <text:p>12,503</text:p>
          </table:table-cell>
          <table:table-cell office:value-type="float" office:value="6" calcext:value-type="float">
            <text:p>6</text:p>
          </table:table-cell>
          <table:table-cell table:formula="of:=SUM([.C10]/[.B10])*100" office:value-type="float" office:value="0.0479884827641366" calcext:value-type="float">
            <text:p>0.0479884827641366</text:p>
          </table:table-cell>
          <table:table-cell table:number-columns-repeated="16380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style-name="ce7" office:value-type="float" office:value="13029" calcext:value-type="float">
            <text:p>13,029</text:p>
          </table:table-cell>
          <table:table-cell office:value-type="float" office:value="8" calcext:value-type="float">
            <text:p>8</text:p>
          </table:table-cell>
          <table:table-cell table:formula="of:=SUM([.C11]/[.B11])*100" office:value-type="float" office:value="0.0614014889861079" calcext:value-type="float">
            <text:p>0.0614014889861079</text:p>
          </table:table-cell>
          <table:table-cell table:number-columns-repeated="16380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7" office:value-type="float" office:value="12927" calcext:value-type="float">
            <text:p>12,927</text:p>
          </table:table-cell>
          <table:table-cell office:value-type="float" office:value="4" calcext:value-type="float">
            <text:p>4</text:p>
          </table:table-cell>
          <table:table-cell table:formula="of:=SUM([.C12]/[.B12])*100" office:value-type="float" office:value="0.0309429875454475" calcext:value-type="float">
            <text:p>0.0309429875454475</text:p>
          </table:table-cell>
          <table:table-cell table:number-columns-repeated="16380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style-name="ce7" office:value-type="float" office:value="12878" calcext:value-type="float">
            <text:p>12,878</text:p>
          </table:table-cell>
          <table:table-cell office:value-type="float" office:value="19" calcext:value-type="float">
            <text:p>19</text:p>
          </table:table-cell>
          <table:table-cell table:formula="of:=SUM([.C13]/[.B13])*100" office:value-type="float" office:value="0.147538437645597" calcext:value-type="float">
            <text:p>0.147538437645597</text:p>
          </table:table-cell>
          <table:table-cell table:number-columns-repeated="16380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style-name="ce7" office:value-type="float" office:value="14497" calcext:value-type="float">
            <text:p>14,497</text:p>
          </table:table-cell>
          <table:table-cell office:value-type="float" office:value="6" calcext:value-type="float">
            <text:p>6</text:p>
          </table:table-cell>
          <table:table-cell table:formula="of:=SUM([.C14]/[.B14])*100" office:value-type="float" office:value="0.0413878733531075" calcext:value-type="float">
            <text:p>0.0413878733531075</text:p>
          </table:table-cell>
          <table:table-cell table:number-columns-repeated="16380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style-name="ce7" office:value-type="float" office:value="16200" calcext:value-type="float">
            <text:p>16,200</text:p>
          </table:table-cell>
          <table:table-cell office:value-type="float" office:value="13" calcext:value-type="float">
            <text:p>13</text:p>
          </table:table-cell>
          <table:table-cell table:formula="of:=SUM([.C15]/[.B15])*100" office:value-type="float" office:value="0.0802469135802469" calcext:value-type="float">
            <text:p>0.0802469135802469</text:p>
          </table:table-cell>
          <table:table-cell table:number-columns-repeated="16380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style-name="ce7" office:value-type="float" office:value="16656" calcext:value-type="float">
            <text:p>16,656</text:p>
          </table:table-cell>
          <table:table-cell office:value-type="float" office:value="17" calcext:value-type="float">
            <text:p>17</text:p>
          </table:table-cell>
          <table:table-cell table:formula="of:=SUM([.C16]/[.B16])*100" office:value-type="float" office:value="0.102065321805956" calcext:value-type="float">
            <text:p>0.102065321805956</text:p>
          </table:table-cell>
          <table:table-cell table:number-columns-repeated="16380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7" office:value-type="float" office:value="17477" calcext:value-type="float">
            <text:p>17,477</text:p>
          </table:table-cell>
          <table:table-cell office:value-type="float" office:value="13" calcext:value-type="float">
            <text:p>13</text:p>
          </table:table-cell>
          <table:table-cell table:formula="of:=SUM([.C17]/[.B17])*100" office:value-type="float" office:value="0.0743834754248441" calcext:value-type="float">
            <text:p>0.0743834754248441</text:p>
          </table:table-cell>
          <table:table-cell table:number-columns-repeated="16380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style-name="ce7" office:value-type="float" office:value="18596" calcext:value-type="float">
            <text:p>18,596</text:p>
          </table:table-cell>
          <table:table-cell office:value-type="float" office:value="9" calcext:value-type="float">
            <text:p>9</text:p>
          </table:table-cell>
          <table:table-cell table:formula="of:=SUM([.C18]/[.B18])*100" office:value-type="float" office:value="0.0483975048397505" calcext:value-type="float">
            <text:p>0.0483975048397505</text:p>
          </table:table-cell>
          <table:table-cell table:number-columns-repeated="16380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style-name="ce7" office:value-type="float" office:value="17029" calcext:value-type="float">
            <text:p>17,029</text:p>
          </table:table-cell>
          <table:table-cell office:value-type="float" office:value="22" calcext:value-type="float">
            <text:p>22</text:p>
          </table:table-cell>
          <table:table-cell table:formula="of:=SUM([.C19]/[.B19])*100" office:value-type="float" office:value="0.129191379411592" calcext:value-type="float">
            <text:p>0.129191379411592</text:p>
          </table:table-cell>
          <table:table-cell table:number-columns-repeated="16380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style-name="ce7" office:value-type="float" office:value="19090" calcext:value-type="float">
            <text:p>19,090</text:p>
          </table:table-cell>
          <table:table-cell office:value-type="float" office:value="34" calcext:value-type="float">
            <text:p>34</text:p>
          </table:table-cell>
          <table:table-cell table:formula="of:=SUM([.C20]/[.B20])*100" office:value-type="float" office:value="0.178103719224725" calcext:value-type="float">
            <text:p>0.178103719224725</text:p>
          </table:table-cell>
          <table:table-cell table:number-columns-repeated="16380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style-name="ce7" office:value-type="float" office:value="20732" calcext:value-type="float">
            <text:p>20,732</text:p>
          </table:table-cell>
          <table:table-cell office:value-type="float" office:value="22" calcext:value-type="float">
            <text:p>22</text:p>
          </table:table-cell>
          <table:table-cell table:formula="of:=SUM([.C21]/[.B21])*100" office:value-type="float" office:value="0.106116148948485" calcext:value-type="float">
            <text:p>0.106116148948485</text:p>
          </table:table-cell>
          <table:table-cell table:number-columns-repeated="1638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7" office:value-type="float" office:value="19999" calcext:value-type="float">
            <text:p>19,999</text:p>
          </table:table-cell>
          <table:table-cell office:value-type="float" office:value="14" calcext:value-type="float">
            <text:p>14</text:p>
          </table:table-cell>
          <table:table-cell table:formula="of:=SUM([.C22]/[.B22])*100" office:value-type="float" office:value="0.0700035001750088" calcext:value-type="float">
            <text:p>0.0700035001750088</text:p>
          </table:table-cell>
          <table:table-cell table:number-columns-repeated="16380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style-name="ce7" office:value-type="float" office:value="22675" calcext:value-type="float">
            <text:p>22,675</text:p>
          </table:table-cell>
          <table:table-cell office:value-type="float" office:value="18" calcext:value-type="float">
            <text:p>18</text:p>
          </table:table-cell>
          <table:table-cell table:formula="of:=SUM([.C23]/[.B23])*100" office:value-type="float" office:value="0.0793825799338479" calcext:value-type="float">
            <text:p>0.0793825799338479</text:p>
          </table:table-cell>
          <table:table-cell table:number-columns-repeated="16380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style-name="ce7" office:value-type="float" office:value="22551" calcext:value-type="float">
            <text:p>22,551</text:p>
          </table:table-cell>
          <table:table-cell office:value-type="float" office:value="15" calcext:value-type="float">
            <text:p>15</text:p>
          </table:table-cell>
          <table:table-cell table:formula="of:=SUM([.C24]/[.B24])*100" office:value-type="float" office:value="0.0665158972994546" calcext:value-type="float">
            <text:p>0.0665158972994546</text:p>
          </table:table-cell>
          <table:table-cell table:number-columns-repeated="16380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style-name="ce7" office:value-type="float" office:value="22337" calcext:value-type="float">
            <text:p>22,337</text:p>
          </table:table-cell>
          <table:table-cell office:value-type="float" office:value="13" calcext:value-type="float">
            <text:p>13</text:p>
          </table:table-cell>
          <table:table-cell table:formula="of:=SUM([.C25]/[.B25])*100" office:value-type="float" office:value="0.0581994000984913" calcext:value-type="float">
            <text:p>0.0581994000984913</text:p>
          </table:table-cell>
          <table:table-cell table:number-columns-repeated="16380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style-name="ce7" office:value-type="float" office:value="23980" calcext:value-type="float">
            <text:p>23,980</text:p>
          </table:table-cell>
          <table:table-cell office:value-type="float" office:value="14" calcext:value-type="float">
            <text:p>14</text:p>
          </table:table-cell>
          <table:table-cell table:formula="of:=SUM([.C26]/[.B26])*100" office:value-type="float" office:value="0.0583819849874896" calcext:value-type="float">
            <text:p>0.0583819849874896</text:p>
          </table:table-cell>
          <table:table-cell table:number-columns-repeated="16380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7" office:value-type="float" office:value="24021" calcext:value-type="float">
            <text:p>24,021</text:p>
          </table:table-cell>
          <table:table-cell office:value-type="float" office:value="15" calcext:value-type="float">
            <text:p>15</text:p>
          </table:table-cell>
          <table:table-cell table:formula="of:=SUM([.C27]/[.B27])*100" office:value-type="float" office:value="0.062445360309729" calcext:value-type="float">
            <text:p>0.062445360309729</text:p>
          </table:table-cell>
          <table:table-cell table:number-columns-repeated="16380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style-name="ce7" office:value-type="float" office:value="23807" calcext:value-type="float">
            <text:p>23,807</text:p>
          </table:table-cell>
          <table:table-cell office:value-type="float" office:value="19" calcext:value-type="float">
            <text:p>19</text:p>
          </table:table-cell>
          <table:table-cell table:formula="of:=SUM([.C28]/[.B28])*100" office:value-type="float" office:value="0.0798084596967279" calcext:value-type="float">
            <text:p>0.0798084596967279</text:p>
          </table:table-cell>
          <table:table-cell table:number-columns-repeated="16380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style-name="ce7" office:value-type="float" office:value="24456" calcext:value-type="float">
            <text:p>24,456</text:p>
          </table:table-cell>
          <table:table-cell office:value-type="float" office:value="29" calcext:value-type="float">
            <text:p>29</text:p>
          </table:table-cell>
          <table:table-cell table:formula="of:=SUM([.C29]/[.B29])*100" office:value-type="float" office:value="0.118580307491004" calcext:value-type="float">
            <text:p>0.118580307491004</text:p>
          </table:table-cell>
          <table:table-cell table:number-columns-repeated="16380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style-name="ce7" office:value-type="float" office:value="25211" calcext:value-type="float">
            <text:p>25,211</text:p>
          </table:table-cell>
          <table:table-cell office:value-type="float" office:value="33" calcext:value-type="float">
            <text:p>33</text:p>
          </table:table-cell>
          <table:table-cell table:formula="of:=SUM([.C30]/[.B30])*100" office:value-type="float" office:value="0.130895244139463" calcext:value-type="float">
            <text:p>0.130895244139463</text:p>
          </table:table-cell>
          <table:table-cell table:number-columns-repeated="16380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7" office:value-type="float" office:value="25929" calcext:value-type="float">
            <text:p>25,929</text:p>
          </table:table-cell>
          <table:table-cell office:value-type="float" office:value="25" calcext:value-type="float">
            <text:p>25</text:p>
          </table:table-cell>
          <table:table-cell table:formula="of:=SUM([.C31]/[.B31])*100" office:value-type="float" office:value="0.0964171391106483" calcext:value-type="float">
            <text:p>0.0964171391106483</text:p>
          </table:table-cell>
          <table:table-cell table:number-columns-repeated="16380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7" office:value-type="float" office:value="26236" calcext:value-type="float">
            <text:p>26,236</text:p>
          </table:table-cell>
          <table:table-cell office:value-type="float" office:value="36" calcext:value-type="float">
            <text:p>36</text:p>
          </table:table-cell>
          <table:table-cell table:formula="of:=SUM([.C32]/[.B32])*100" office:value-type="float" office:value="0.13721603903034" calcext:value-type="float">
            <text:p>0.13721603903034</text:p>
          </table:table-cell>
          <table:table-cell table:number-columns-repeated="16380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style-name="ce7" office:value-type="float" office:value="27063" calcext:value-type="float">
            <text:p>27,063</text:p>
          </table:table-cell>
          <table:table-cell office:value-type="float" office:value="28" calcext:value-type="float">
            <text:p>28</text:p>
          </table:table-cell>
          <table:table-cell table:formula="of:=SUM([.C33]/[.B33])*100" office:value-type="float" office:value="0.103462291689761" calcext:value-type="float">
            <text:p>0.103462291689761</text:p>
          </table:table-cell>
          <table:table-cell table:number-columns-repeated="16380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style-name="ce7" office:value-type="float" office:value="27618" calcext:value-type="float">
            <text:p>27,618</text:p>
          </table:table-cell>
          <table:table-cell office:value-type="float" office:value="34" calcext:value-type="float">
            <text:p>34</text:p>
          </table:table-cell>
          <table:table-cell table:formula="of:=SUM([.C34]/[.B34])*100" office:value-type="float" office:value="0.123108117894127" calcext:value-type="float">
            <text:p>0.123108117894127</text:p>
          </table:table-cell>
          <table:table-cell table:number-columns-repeated="16380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style-name="ce7" office:value-type="float" office:value="27989" calcext:value-type="float">
            <text:p>27,989</text:p>
          </table:table-cell>
          <table:table-cell office:value-type="float" office:value="22" calcext:value-type="float">
            <text:p>22</text:p>
          </table:table-cell>
          <table:table-cell table:formula="of:=SUM([.C35]/[.B35])*100" office:value-type="float" office:value="0.0786023080495909" calcext:value-type="float">
            <text:p>0.0786023080495909</text:p>
          </table:table-cell>
          <table:table-cell table:number-columns-repeated="16380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style-name="ce7" office:value-type="float" office:value="28080" calcext:value-type="float">
            <text:p>28,080</text:p>
          </table:table-cell>
          <table:table-cell office:value-type="float" office:value="45" calcext:value-type="float">
            <text:p>45</text:p>
          </table:table-cell>
          <table:table-cell table:formula="of:=SUM([.C36]/[.B36])*100" office:value-type="float" office:value="0.16025641025641" calcext:value-type="float">
            <text:p>0.16025641025641</text:p>
          </table:table-cell>
          <table:table-cell table:number-columns-repeated="16380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style-name="ce7" office:value-type="float" office:value="29118" calcext:value-type="float">
            <text:p>29,118</text:p>
          </table:table-cell>
          <table:table-cell office:value-type="float" office:value="29" calcext:value-type="float">
            <text:p>29</text:p>
          </table:table-cell>
          <table:table-cell table:formula="of:=SUM([.C37]/[.B37])*100" office:value-type="float" office:value="0.0995947523868398" calcext:value-type="float">
            <text:p>0.0995947523868398</text:p>
          </table:table-cell>
          <table:table-cell table:number-columns-repeated="16380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style-name="ce7" office:value-type="float" office:value="28817" calcext:value-type="float">
            <text:p>28,817</text:p>
          </table:table-cell>
          <table:table-cell office:value-type="float" office:value="20" calcext:value-type="float">
            <text:p>20</text:p>
          </table:table-cell>
          <table:table-cell table:formula="of:=SUM([.C38]/[.B38])*100" office:value-type="float" office:value="0.0694034771142034" calcext:value-type="float">
            <text:p>0.0694034771142034</text:p>
          </table:table-cell>
          <table:table-cell table:number-columns-repeated="16380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style-name="ce7" office:value-type="float" office:value="27649" calcext:value-type="float">
            <text:p>27,649</text:p>
          </table:table-cell>
          <table:table-cell office:value-type="float" office:value="17" calcext:value-type="float">
            <text:p>17</text:p>
          </table:table-cell>
          <table:table-cell table:formula="of:=SUM([.C39]/[.B39])*100" office:value-type="float" office:value="0.0614850446670766" calcext:value-type="float">
            <text:p>0.0614850446670766</text:p>
          </table:table-cell>
          <table:table-cell table:number-columns-repeated="16380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7" office:value-type="float" office:value="25664" calcext:value-type="float">
            <text:p>25,664</text:p>
          </table:table-cell>
          <table:table-cell office:value-type="float" office:value="20" calcext:value-type="float">
            <text:p>20</text:p>
          </table:table-cell>
          <table:table-cell table:formula="of:=SUM([.C40]/[.B40])*100" office:value-type="float" office:value="0.077930174563591" calcext:value-type="float">
            <text:p>0.077930174563591</text:p>
          </table:table-cell>
          <table:table-cell table:number-columns-repeated="16380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style-name="ce7" office:value-type="float" office:value="25309" calcext:value-type="float">
            <text:p>25,309</text:p>
          </table:table-cell>
          <table:table-cell office:value-type="float" office:value="28" calcext:value-type="float">
            <text:p>28</text:p>
          </table:table-cell>
          <table:table-cell table:formula="of:=SUM([.C41]/[.B41])*100" office:value-type="float" office:value="0.110632581295191" calcext:value-type="float">
            <text:p>0.110632581295191</text:p>
          </table:table-cell>
          <table:table-cell table:number-columns-repeated="16380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7" office:value-type="float" office:value="27421" calcext:value-type="float">
            <text:p>27,421</text:p>
          </table:table-cell>
          <table:table-cell office:value-type="float" office:value="33" calcext:value-type="float">
            <text:p>33</text:p>
          </table:table-cell>
          <table:table-cell table:formula="of:=SUM([.C42]/[.B42])*100" office:value-type="float" office:value="0.120345720433245" calcext:value-type="float">
            <text:p>0.120345720433245</text:p>
          </table:table-cell>
          <table:table-cell table:number-columns-repeated="1638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style-name="ce7" office:value-type="float" office:value="28290" calcext:value-type="float">
            <text:p>28,290</text:p>
          </table:table-cell>
          <table:table-cell office:value-type="float" office:value="49" calcext:value-type="float">
            <text:p>49</text:p>
          </table:table-cell>
          <table:table-cell table:formula="of:=SUM([.C43]/[.B43])*100" office:value-type="float" office:value="0.173206079886886" calcext:value-type="float">
            <text:p>0.173206079886886</text:p>
          </table:table-cell>
          <table:table-cell table:number-columns-repeated="16380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style-name="ce7" office:value-type="float" office:value="28793" calcext:value-type="float">
            <text:p>28,793</text:p>
          </table:table-cell>
          <table:table-cell office:value-type="float" office:value="44" calcext:value-type="float">
            <text:p>44</text:p>
          </table:table-cell>
          <table:table-cell table:formula="of:=SUM([.C44]/[.B44])*100" office:value-type="float" office:value="0.152814920293127" calcext:value-type="float">
            <text:p>0.152814920293127</text:p>
          </table:table-cell>
          <table:table-cell table:number-columns-repeated="1638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style-name="ce7" office:value-type="float" office:value="29871" calcext:value-type="float">
            <text:p>29,871</text:p>
          </table:table-cell>
          <table:table-cell office:value-type="float" office:value="53" calcext:value-type="float">
            <text:p>53</text:p>
          </table:table-cell>
          <table:table-cell table:formula="of:=SUM([.C45]/[.B45])*100" office:value-type="float" office:value="0.177429614006896" calcext:value-type="float">
            <text:p>0.177429614006896</text:p>
          </table:table-cell>
          <table:table-cell table:number-columns-repeated="16380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7" office:value-type="float" office:value="31533" calcext:value-type="float">
            <text:p>31,533</text:p>
          </table:table-cell>
          <table:table-cell office:value-type="float" office:value="46" calcext:value-type="float">
            <text:p>46</text:p>
          </table:table-cell>
          <table:table-cell table:formula="of:=SUM([.C46]/[.B46])*100" office:value-type="float" office:value="0.145878920495988" calcext:value-type="float">
            <text:p>0.145878920495988</text:p>
          </table:table-cell>
          <table:table-cell table:number-columns-repeated="16380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7" office:value-type="float" office:value="32444" calcext:value-type="float">
            <text:p>32,444</text:p>
          </table:table-cell>
          <table:table-cell office:value-type="float" office:value="31" calcext:value-type="float">
            <text:p>31</text:p>
          </table:table-cell>
          <table:table-cell table:formula="of:=SUM([.C47]/[.B47])*100" office:value-type="float" office:value="0.0955492540993712" calcext:value-type="float">
            <text:p>0.0955492540993712</text:p>
          </table:table-cell>
          <table:table-cell table:number-columns-repeated="16380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7" office:value-type="float" office:value="34369" calcext:value-type="float">
            <text:p>34,369</text:p>
          </table:table-cell>
          <table:table-cell office:value-type="float" office:value="40" calcext:value-type="float">
            <text:p>40</text:p>
          </table:table-cell>
          <table:table-cell table:formula="of:=SUM([.C48]/[.B48])*100" office:value-type="float" office:value="0.116383950653205" calcext:value-type="float">
            <text:p>0.116383950653205</text:p>
          </table:table-cell>
          <table:table-cell table:number-columns-repeated="16380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7" office:value-type="float" office:value="36542" calcext:value-type="float">
            <text:p>36,542</text:p>
          </table:table-cell>
          <table:table-cell office:value-type="float" office:value="50" calcext:value-type="float">
            <text:p>50</text:p>
          </table:table-cell>
          <table:table-cell table:formula="of:=SUM([.C49]/[.B49])*100" office:value-type="float" office:value="0.13682885446883" calcext:value-type="float">
            <text:p>0.13682885446883</text:p>
          </table:table-cell>
          <table:table-cell table:number-columns-repeated="16380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7" office:value-type="float" office:value="38014" calcext:value-type="float">
            <text:p>38,014</text:p>
          </table:table-cell>
          <table:table-cell office:value-type="float" office:value="56" calcext:value-type="float">
            <text:p>56</text:p>
          </table:table-cell>
          <table:table-cell table:formula="of:=SUM([.C50]/[.B50])*100" office:value-type="float" office:value="0.147314147419372" calcext:value-type="float">
            <text:p>0.147314147419372</text:p>
          </table:table-cell>
          <table:table-cell table:number-columns-repeated="16380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7" office:value-type="float" office:value="39531" calcext:value-type="float">
            <text:p>39,531</text:p>
          </table:table-cell>
          <table:table-cell office:value-type="float" office:value="59" calcext:value-type="float">
            <text:p>59</text:p>
          </table:table-cell>
          <table:table-cell table:formula="of:=SUM([.C51]/[.B51])*100" office:value-type="float" office:value="0.149249955730945" calcext:value-type="float">
            <text:p>0.149249955730945</text:p>
          </table:table-cell>
          <table:table-cell table:number-columns-repeated="16380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7" office:value-type="float" office:value="40629" calcext:value-type="float">
            <text:p>40,629</text:p>
          </table:table-cell>
          <table:table-cell office:value-type="float" office:value="63" calcext:value-type="float">
            <text:p>63</text:p>
          </table:table-cell>
          <table:table-cell table:formula="of:=SUM([.C52]/[.B52])*100" office:value-type="float" office:value="0.155061655467769" calcext:value-type="float">
            <text:p>0.155061655467769</text:p>
          </table:table-cell>
          <table:table-cell table:number-columns-repeated="16380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style-name="ce7" office:value-type="float" office:value="42270" calcext:value-type="float">
            <text:p>42,270</text:p>
          </table:table-cell>
          <table:table-cell office:value-type="float" office:value="64" calcext:value-type="float">
            <text:p>64</text:p>
          </table:table-cell>
          <table:table-cell table:formula="of:=SUM([.C53]/[.B53])*100" office:value-type="float" office:value="0.151407617695765" calcext:value-type="float">
            <text:p>0.151407617695765</text:p>
          </table:table-cell>
          <table:table-cell table:number-columns-repeated="16380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style-name="ce7" office:value-type="float" office:value="41971" calcext:value-type="float">
            <text:p>41,971</text:p>
          </table:table-cell>
          <table:table-cell office:value-type="float" office:value="74" calcext:value-type="float">
            <text:p>74</text:p>
          </table:table-cell>
          <table:table-cell table:formula="of:=SUM([.C54]/[.B54])*100" office:value-type="float" office:value="0.176312215577423" calcext:value-type="float">
            <text:p>0.176312215577423</text:p>
          </table:table-cell>
          <table:table-cell table:number-columns-repeated="16380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style-name="ce7" office:value-type="float" office:value="40956" calcext:value-type="float">
            <text:p>40,956</text:p>
          </table:table-cell>
          <table:table-cell office:value-type="float" office:value="113" calcext:value-type="float">
            <text:p>113</text:p>
          </table:table-cell>
          <table:table-cell table:formula="of:=SUM([.C55]/[.B55])*100" office:value-type="float" office:value="0.275905850180682" calcext:value-type="float">
            <text:p>0.275905850180682</text:p>
          </table:table-cell>
          <table:table-cell table:number-columns-repeated="16380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style-name="ce7" office:value-type="float" office:value="42218" calcext:value-type="float">
            <text:p>42,218</text:p>
          </table:table-cell>
          <table:table-cell office:value-type="float" office:value="109" calcext:value-type="float">
            <text:p>109</text:p>
          </table:table-cell>
          <table:table-cell table:formula="of:=SUM([.C56]/[.B56])*100" office:value-type="float" office:value="0.258183713108153" calcext:value-type="float">
            <text:p>0.258183713108153</text:p>
          </table:table-cell>
          <table:table-cell table:number-columns-repeated="16380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style-name="ce7" office:value-type="float" office:value="43410" calcext:value-type="float">
            <text:p>43,410</text:p>
          </table:table-cell>
          <table:table-cell office:value-type="float" office:value="100" calcext:value-type="float">
            <text:p>100</text:p>
          </table:table-cell>
          <table:table-cell table:formula="of:=SUM([.C57]/[.B57])*100" office:value-type="float" office:value="0.230361667818475" calcext:value-type="float">
            <text:p>0.230361667818475</text:p>
          </table:table-cell>
          <table:table-cell table:number-columns-repeated="16380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style-name="ce7" office:value-type="float" office:value="44519" calcext:value-type="float">
            <text:p>44,519</text:p>
          </table:table-cell>
          <table:table-cell office:value-type="float" office:value="115" calcext:value-type="float">
            <text:p>115</text:p>
          </table:table-cell>
          <table:table-cell table:formula="of:=SUM([.C58]/[.B58])*100" office:value-type="float" office:value="0.258316673779735" calcext:value-type="float">
            <text:p>0.258316673779735</text:p>
          </table:table-cell>
          <table:table-cell table:number-columns-repeated="16380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style-name="ce7" office:value-type="float" office:value="46681" calcext:value-type="float">
            <text:p>46,681</text:p>
          </table:table-cell>
          <table:table-cell office:value-type="float" office:value="135" calcext:value-type="float">
            <text:p>135</text:p>
          </table:table-cell>
          <table:table-cell table:formula="of:=SUM([.C59]/[.B59])*100" office:value-type="float" office:value="0.289196889526788" calcext:value-type="float">
            <text:p>0.289196889526788</text:p>
          </table:table-cell>
          <table:table-cell table:number-columns-repeated="16380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style-name="ce7" office:value-type="float" office:value="47808" calcext:value-type="float">
            <text:p>47,808</text:p>
          </table:table-cell>
          <table:table-cell office:value-type="float" office:value="143" calcext:value-type="float">
            <text:p>143</text:p>
          </table:table-cell>
          <table:table-cell table:formula="of:=SUM([.C60]/[.B60])*100" office:value-type="float" office:value="0.29911311914324" calcext:value-type="float">
            <text:p>0.29911311914324</text:p>
          </table:table-cell>
          <table:table-cell table:number-columns-repeated="16380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style-name="ce7" office:value-type="float" office:value="48636" calcext:value-type="float">
            <text:p>48,636</text:p>
          </table:table-cell>
          <table:table-cell office:value-type="float" office:value="132" calcext:value-type="float">
            <text:p>132</text:p>
          </table:table-cell>
          <table:table-cell table:formula="of:=SUM([.C61]/[.B61])*100" office:value-type="float" office:value="0.271403898346904" calcext:value-type="float">
            <text:p>0.271403898346904</text:p>
          </table:table-cell>
          <table:table-cell table:number-columns-repeated="16380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style-name="ce7" office:value-type="float" office:value="45239" calcext:value-type="float">
            <text:p>45,239</text:p>
          </table:table-cell>
          <table:table-cell office:value-type="float" office:value="121" calcext:value-type="float">
            <text:p>121</text:p>
          </table:table-cell>
          <table:table-cell table:formula="of:=SUM([.C62]/[.B62])*100" office:value-type="float" office:value="0.267468334843829" calcext:value-type="float">
            <text:p>0.267468334843829</text:p>
          </table:table-cell>
          <table:table-cell table:number-columns-repeated="16380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style-name="ce7" office:value-type="float" office:value="43887" calcext:value-type="float">
            <text:p>43,887</text:p>
          </table:table-cell>
          <table:table-cell office:value-type="float" office:value="115" calcext:value-type="float">
            <text:p>115</text:p>
          </table:table-cell>
          <table:table-cell table:formula="of:=SUM([.C63]/[.B63])*100" office:value-type="float" office:value="0.262036593979994" calcext:value-type="float">
            <text:p>0.262036593979994</text:p>
          </table:table-cell>
          <table:table-cell table:number-columns-repeated="16380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style-name="ce7" office:value-type="float" office:value="41630" calcext:value-type="float">
            <text:p>41,630</text:p>
          </table:table-cell>
          <table:table-cell office:value-type="float" office:value="84" calcext:value-type="float">
            <text:p>84</text:p>
          </table:table-cell>
          <table:table-cell table:formula="of:=SUM([.C64]/[.B64])*100" office:value-type="float" office:value="0.201777564256546" calcext:value-type="float">
            <text:p>0.201777564256546</text:p>
          </table:table-cell>
          <table:table-cell table:number-columns-repeated="16380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style-name="ce7" office:value-type="float" office:value="40451" calcext:value-type="float">
            <text:p>40,451</text:p>
          </table:table-cell>
          <table:table-cell office:value-type="float" office:value="101" calcext:value-type="float">
            <text:p>101</text:p>
          </table:table-cell>
          <table:table-cell table:formula="of:=SUM([.C65]/[.B65])*100" office:value-type="float" office:value="0.249684803836741" calcext:value-type="float">
            <text:p>0.249684803836741</text:p>
          </table:table-cell>
          <table:table-cell table:number-columns-repeated="16380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style-name="ce7" office:value-type="float" office:value="39637" calcext:value-type="float">
            <text:p>39,637</text:p>
          </table:table-cell>
          <table:table-cell office:value-type="float" office:value="81" calcext:value-type="float">
            <text:p>81</text:p>
          </table:table-cell>
          <table:table-cell table:formula="of:=SUM([.C66]/[.B66])*100" office:value-type="float" office:value="0.204354517243989" calcext:value-type="float">
            <text:p>0.204354517243989</text:p>
          </table:table-cell>
          <table:table-cell table:number-columns-repeated="16380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7" office:value-type="float" office:value="40929" calcext:value-type="float">
            <text:p>40,929</text:p>
          </table:table-cell>
          <table:table-cell office:value-type="float" office:value="85" calcext:value-type="float">
            <text:p>85</text:p>
          </table:table-cell>
          <table:table-cell table:formula="of:=SUM([.C67]/[.B67])*100" office:value-type="float" office:value="0.207676708446334" calcext:value-type="float">
            <text:p>0.207676708446334</text:p>
          </table:table-cell>
          <table:table-cell table:number-columns-repeated="16380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style-name="ce7" office:value-type="float" office:value="43652" calcext:value-type="float">
            <text:p>43,652</text:p>
          </table:table-cell>
          <table:table-cell office:value-type="float" office:value="101" calcext:value-type="float">
            <text:p>101</text:p>
          </table:table-cell>
          <table:table-cell table:formula="of:=SUM([.C68]/[.B68])*100" office:value-type="float" office:value="0.231375423806469" calcext:value-type="float">
            <text:p>0.231375423806469</text:p>
          </table:table-cell>
          <table:table-cell table:number-columns-repeated="16380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style-name="ce7" office:value-type="float" office:value="47088" calcext:value-type="float">
            <text:p>47,088</text:p>
          </table:table-cell>
          <table:table-cell office:value-type="float" office:value="126" calcext:value-type="float">
            <text:p>126</text:p>
          </table:table-cell>
          <table:table-cell table:formula="of:=SUM([.C69]/[.B69])*100" office:value-type="float" office:value="0.267584097859327" calcext:value-type="float">
            <text:p>0.267584097859327</text:p>
          </table:table-cell>
          <table:table-cell table:number-columns-repeated="16380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style-name="ce7" office:value-type="float" office:value="50528" calcext:value-type="float">
            <text:p>50,528</text:p>
          </table:table-cell>
          <table:table-cell office:value-type="float" office:value="198" calcext:value-type="float">
            <text:p>198</text:p>
          </table:table-cell>
          <table:table-cell table:formula="of:=SUM([.C70]/[.B70])*100" office:value-type="float" office:value="0.391861937935402" calcext:value-type="float">
            <text:p>0.391861937935402</text:p>
          </table:table-cell>
          <table:table-cell table:number-columns-repeated="16380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style-name="ce7" office:value-type="float" office:value="51776" calcext:value-type="float">
            <text:p>51,776</text:p>
          </table:table-cell>
          <table:table-cell office:value-type="float" office:value="172" calcext:value-type="float">
            <text:p>172</text:p>
          </table:table-cell>
          <table:table-cell table:formula="of:=SUM([.C71]/[.B71])*100" office:value-type="float" office:value="0.332200247218789" calcext:value-type="float">
            <text:p>0.332200247218789</text:p>
          </table:table-cell>
          <table:table-cell table:number-columns-repeated="16380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7" office:value-type="float" office:value="54537" calcext:value-type="float">
            <text:p>54,537</text:p>
          </table:table-cell>
          <table:table-cell office:value-type="float" office:value="185" calcext:value-type="float">
            <text:p>185</text:p>
          </table:table-cell>
          <table:table-cell table:formula="of:=SUM([.C72]/[.B72])*100" office:value-type="float" office:value="0.339219245649742" calcext:value-type="float">
            <text:p>0.339219245649742</text:p>
          </table:table-cell>
          <table:table-cell table:number-columns-repeated="16380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style-name="ce7" office:value-type="float" office:value="56730" calcext:value-type="float">
            <text:p>56,730</text:p>
          </table:table-cell>
          <table:table-cell office:value-type="float" office:value="190" calcext:value-type="float">
            <text:p>190</text:p>
          </table:table-cell>
          <table:table-cell table:formula="of:=SUM([.C73]/[.B73])*100" office:value-type="float" office:value="0.334919795522651" calcext:value-type="float">
            <text:p>0.334919795522651</text:p>
          </table:table-cell>
          <table:table-cell table:number-columns-repeated="16380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7" office:value-type="float" office:value="57109" calcext:value-type="float">
            <text:p>57,109</text:p>
          </table:table-cell>
          <table:table-cell office:value-type="float" office:value="153" calcext:value-type="float">
            <text:p>153</text:p>
          </table:table-cell>
          <table:table-cell table:formula="of:=SUM([.C74]/[.B74])*100" office:value-type="float" office:value="0.267908735926036" calcext:value-type="float">
            <text:p>0.267908735926036</text:p>
          </table:table-cell>
          <table:table-cell table:number-columns-repeated="16380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style-name="ce7" office:value-type="float" office:value="59249" calcext:value-type="float">
            <text:p>59,249</text:p>
          </table:table-cell>
          <table:table-cell office:value-type="float" office:value="169" calcext:value-type="float">
            <text:p>169</text:p>
          </table:table-cell>
          <table:table-cell table:formula="of:=SUM([.C75]/[.B75])*100" office:value-type="float" office:value="0.285236881635133" calcext:value-type="float">
            <text:p>0.285236881635133</text:p>
          </table:table-cell>
          <table:table-cell table:number-columns-repeated="16380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7" office:value-type="float" office:value="60992" calcext:value-type="float">
            <text:p>60,992</text:p>
          </table:table-cell>
          <table:table-cell office:value-type="float" office:value="146" calcext:value-type="float">
            <text:p>146</text:p>
          </table:table-cell>
          <table:table-cell table:formula="of:=SUM([.C76]/[.B76])*100" office:value-type="float" office:value="0.239375655823715" calcext:value-type="float">
            <text:p>0.239375655823715</text:p>
          </table:table-cell>
          <table:table-cell table:number-columns-repeated="16380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7" office:value-type="float" office:value="63193" calcext:value-type="float">
            <text:p>63,193</text:p>
          </table:table-cell>
          <table:table-cell office:value-type="float" office:value="168" calcext:value-type="float">
            <text:p>168</text:p>
          </table:table-cell>
          <table:table-cell table:formula="of:=SUM([.C77]/[.B77])*100" office:value-type="float" office:value="0.265852230468565" calcext:value-type="float">
            <text:p>0.265852230468565</text:p>
          </table:table-cell>
          <table:table-cell table:number-columns-repeated="16380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style-name="ce7" office:value-type="float" office:value="63661" calcext:value-type="float">
            <text:p>63,661</text:p>
          </table:table-cell>
          <table:table-cell office:value-type="float" office:value="165" calcext:value-type="float">
            <text:p>165</text:p>
          </table:table-cell>
          <table:table-cell table:formula="of:=SUM([.C78]/[.B78])*100" office:value-type="float" office:value="0.259185372520067" calcext:value-type="float">
            <text:p>0.259185372520067</text:p>
          </table:table-cell>
          <table:table-cell table:number-columns-repeated="16380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7" office:value-type="float" office:value="66393" calcext:value-type="float">
            <text:p>66,393</text:p>
          </table:table-cell>
          <table:table-cell office:value-type="float" office:value="170" calcext:value-type="float">
            <text:p>170</text:p>
          </table:table-cell>
          <table:table-cell table:formula="of:=SUM([.C79]/[.B79])*100" office:value-type="float" office:value="0.256051089723314" calcext:value-type="float">
            <text:p>0.256051089723314</text:p>
          </table:table-cell>
          <table:table-cell table:number-columns-repeated="16380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style-name="ce7" office:value-type="float" office:value="67515" calcext:value-type="float">
            <text:p>67,515</text:p>
          </table:table-cell>
          <table:table-cell office:value-type="float" office:value="171" calcext:value-type="float">
            <text:p>171</text:p>
          </table:table-cell>
          <table:table-cell table:formula="of:=SUM([.C80]/[.B80])*100" office:value-type="float" office:value="0.253277049544546" calcext:value-type="float">
            <text:p>0.253277049544546</text:p>
          </table:table-cell>
          <table:table-cell table:number-columns-repeated="16380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style-name="ce7" office:value-type="float" office:value="68572" calcext:value-type="float">
            <text:p>68,572</text:p>
          </table:table-cell>
          <table:table-cell office:value-type="float" office:value="223" calcext:value-type="float">
            <text:p>223</text:p>
          </table:table-cell>
          <table:table-cell table:formula="of:=SUM([.C81]/[.B81])*100" office:value-type="float" office:value="0.325205623286473" calcext:value-type="float">
            <text:p>0.325205623286473</text:p>
          </table:table-cell>
          <table:table-cell table:number-columns-repeated="16380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7" office:value-type="float" office:value="72235" calcext:value-type="float">
            <text:p>72,235</text:p>
          </table:table-cell>
          <table:table-cell office:value-type="float" office:value="247" calcext:value-type="float">
            <text:p>247</text:p>
          </table:table-cell>
          <table:table-cell table:formula="of:=SUM([.C82]/[.B82])*100" office:value-type="float" office:value="0.341939503011006" calcext:value-type="float">
            <text:p>0.341939503011006</text:p>
          </table:table-cell>
          <table:table-cell table:number-columns-repeated="16380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style-name="ce7" office:value-type="float" office:value="72892" calcext:value-type="float">
            <text:p>72,892</text:p>
          </table:table-cell>
          <table:table-cell office:value-type="float" office:value="241" calcext:value-type="float">
            <text:p>241</text:p>
          </table:table-cell>
          <table:table-cell table:formula="of:=SUM([.C83]/[.B83])*100" office:value-type="float" office:value="0.330626131811447" calcext:value-type="float">
            <text:p>0.330626131811447</text:p>
          </table:table-cell>
          <table:table-cell table:number-columns-repeated="16380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style-name="ce7" office:value-type="float" office:value="76045" calcext:value-type="float">
            <text:p>76,045</text:p>
          </table:table-cell>
          <table:table-cell office:value-type="float" office:value="284" calcext:value-type="float">
            <text:p>284</text:p>
          </table:table-cell>
          <table:table-cell table:formula="of:=SUM([.C84]/[.B84])*100" office:value-type="float" office:value="0.373463081070419" calcext:value-type="float">
            <text:p>0.373463081070419</text:p>
          </table:table-cell>
          <table:table-cell table:number-columns-repeated="16380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style-name="ce7" office:value-type="float" office:value="79163" calcext:value-type="float">
            <text:p>79,163</text:p>
          </table:table-cell>
          <table:table-cell office:value-type="float" office:value="282" calcext:value-type="float">
            <text:p>282</text:p>
          </table:table-cell>
          <table:table-cell table:formula="of:=SUM([.C85]/[.B85])*100" office:value-type="float" office:value="0.356227025251696" calcext:value-type="float">
            <text:p>0.356227025251696</text:p>
          </table:table-cell>
          <table:table-cell table:number-columns-repeated="16380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style-name="ce7" office:value-type="float" office:value="83506" calcext:value-type="float">
            <text:p>83,506</text:p>
          </table:table-cell>
          <table:table-cell office:value-type="float" office:value="261" calcext:value-type="float">
            <text:p>261</text:p>
          </table:table-cell>
          <table:table-cell table:formula="of:=SUM([.C86]/[.B86])*100" office:value-type="float" office:value="0.312552391444926" calcext:value-type="float">
            <text:p>0.312552391444926</text:p>
          </table:table-cell>
          <table:table-cell table:number-columns-repeated="16380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style-name="ce7" office:value-type="float" office:value="85730" calcext:value-type="float">
            <text:p>85,730</text:p>
          </table:table-cell>
          <table:table-cell office:value-type="float" office:value="314" calcext:value-type="float">
            <text:p>314</text:p>
          </table:table-cell>
          <table:table-cell table:formula="of:=SUM([.C87]/[.B87])*100" office:value-type="float" office:value="0.366266184532836" calcext:value-type="float">
            <text:p>0.366266184532836</text:p>
          </table:table-cell>
          <table:table-cell table:number-columns-repeated="16380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style-name="ce7" office:value-type="float" office:value="90054" calcext:value-type="float">
            <text:p>90,054</text:p>
          </table:table-cell>
          <table:table-cell office:value-type="float" office:value="318" calcext:value-type="float">
            <text:p>318</text:p>
          </table:table-cell>
          <table:table-cell table:formula="of:=SUM([.C88]/[.B88])*100" office:value-type="float" office:value="0.353121460457059" calcext:value-type="float">
            <text:p>0.353121460457059</text:p>
          </table:table-cell>
          <table:table-cell table:number-columns-repeated="16380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7" office:value-type="float" office:value="93411" calcext:value-type="float">
            <text:p>93,411</text:p>
          </table:table-cell>
          <table:table-cell office:value-type="float" office:value="319" calcext:value-type="float">
            <text:p>319</text:p>
          </table:table-cell>
          <table:table-cell table:formula="of:=SUM([.C89]/[.B89])*100" office:value-type="float" office:value="0.341501536221644" calcext:value-type="float">
            <text:p>0.341501536221644</text:p>
          </table:table-cell>
          <table:table-cell table:number-columns-repeated="16380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style-name="ce7" office:value-type="float" office:value="98074" calcext:value-type="float">
            <text:p>98,074</text:p>
          </table:table-cell>
          <table:table-cell office:value-type="float" office:value="397" calcext:value-type="float">
            <text:p>397</text:p>
          </table:table-cell>
          <table:table-cell table:formula="of:=SUM([.C90]/[.B90])*100" office:value-type="float" office:value="0.404796378244999" calcext:value-type="float">
            <text:p>0.404796378244999</text:p>
          </table:table-cell>
          <table:table-cell table:number-columns-repeated="16380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7" office:value-type="float" office:value="99841" calcext:value-type="float">
            <text:p>99,841</text:p>
          </table:table-cell>
          <table:table-cell office:value-type="float" office:value="381" calcext:value-type="float">
            <text:p>381</text:p>
          </table:table-cell>
          <table:table-cell table:formula="of:=SUM([.C91]/[.B91])*100" office:value-type="float" office:value="0.381606754740037" calcext:value-type="float">
            <text:p>0.381606754740037</text:p>
          </table:table-cell>
          <table:table-cell table:number-columns-repeated="16380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7" office:value-type="float" office:value="102753" calcext:value-type="float">
            <text:p>102,753</text:p>
          </table:table-cell>
          <table:table-cell office:value-type="float" office:value="423" calcext:value-type="float">
            <text:p>423</text:p>
          </table:table-cell>
          <table:table-cell table:formula="of:=SUM([.C92]/[.B92])*100" office:value-type="float" office:value="0.411666812647806" calcext:value-type="float">
            <text:p>0.411666812647806</text:p>
          </table:table-cell>
          <table:table-cell table:number-columns-repeated="16380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7" office:value-type="float" office:value="105630" calcext:value-type="float">
            <text:p>105,630</text:p>
          </table:table-cell>
          <table:table-cell office:value-type="float" office:value="420" calcext:value-type="float">
            <text:p>420</text:p>
          </table:table-cell>
          <table:table-cell table:formula="of:=SUM([.C93]/[.B93])*100" office:value-type="float" office:value="0.397614314115308" calcext:value-type="float">
            <text:p>0.397614314115308</text:p>
          </table:table-cell>
          <table:table-cell table:number-columns-repeated="16380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style-name="ce7" office:value-type="float" office:value="109042" calcext:value-type="float">
            <text:p>109,042</text:p>
          </table:table-cell>
          <table:table-cell office:value-type="float" office:value="531" calcext:value-type="float">
            <text:p>531</text:p>
          </table:table-cell>
          <table:table-cell table:formula="of:=SUM([.C94]/[.B94])*100" office:value-type="float" office:value="0.486968324131986" calcext:value-type="float">
            <text:p>0.486968324131986</text:p>
          </table:table-cell>
          <table:table-cell table:number-columns-repeated="16380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style-name="ce7" office:value-type="float" office:value="109905" calcext:value-type="float">
            <text:p>109,905</text:p>
          </table:table-cell>
          <table:table-cell office:value-type="float" office:value="525" calcext:value-type="float">
            <text:p>525</text:p>
          </table:table-cell>
          <table:table-cell table:formula="of:=SUM([.C95]/[.B95])*100" office:value-type="float" office:value="0.477685273645421" calcext:value-type="float">
            <text:p>0.477685273645421</text:p>
          </table:table-cell>
          <table:table-cell table:number-columns-repeated="16380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style-name="ce7" office:value-type="float" office:value="111401" calcext:value-type="float">
            <text:p>111,401</text:p>
          </table:table-cell>
          <table:table-cell office:value-type="float" office:value="528" calcext:value-type="float">
            <text:p>528</text:p>
          </table:table-cell>
          <table:table-cell table:formula="of:=SUM([.C96]/[.B96])*100" office:value-type="float" office:value="0.473963429412662" calcext:value-type="float">
            <text:p>0.473963429412662</text:p>
          </table:table-cell>
          <table:table-cell table:number-columns-repeated="16380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style-name="ce7" office:value-type="float" office:value="115279" calcext:value-type="float">
            <text:p>115,279</text:p>
          </table:table-cell>
          <table:table-cell office:value-type="float" office:value="578" calcext:value-type="float">
            <text:p>578</text:p>
          </table:table-cell>
          <table:table-cell table:formula="of:=SUM([.C97]/[.B97])*100" office:value-type="float" office:value="0.501392274395163" calcext:value-type="float">
            <text:p>0.501392274395163</text:p>
          </table:table-cell>
          <table:table-cell table:number-columns-repeated="16380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style-name="ce7" office:value-type="float" office:value="118863" calcext:value-type="float">
            <text:p>118,863</text:p>
          </table:table-cell>
          <table:table-cell office:value-type="float" office:value="646" calcext:value-type="float">
            <text:p>646</text:p>
          </table:table-cell>
          <table:table-cell table:formula="of:=SUM([.C98]/[.B98])*100" office:value-type="float" office:value="0.543482833177692" calcext:value-type="float">
            <text:p>0.543482833177692</text:p>
          </table:table-cell>
          <table:table-cell table:number-columns-repeated="16380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7" office:value-type="float" office:value="123145" calcext:value-type="float">
            <text:p>123,145</text:p>
          </table:table-cell>
          <table:table-cell office:value-type="float" office:value="674" calcext:value-type="float">
            <text:p>674</text:p>
          </table:table-cell>
          <table:table-cell table:formula="of:=SUM([.C99]/[.B99])*100" office:value-type="float" office:value="0.547322262373625" calcext:value-type="float">
            <text:p>0.547322262373625</text:p>
          </table:table-cell>
          <table:table-cell table:number-columns-repeated="16380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style-name="ce7" office:value-type="float" office:value="124004" calcext:value-type="float">
            <text:p>124,004</text:p>
          </table:table-cell>
          <table:table-cell office:value-type="float" office:value="692" calcext:value-type="float">
            <text:p>692</text:p>
          </table:table-cell>
          <table:table-cell table:formula="of:=SUM([.C100]/[.B100])*100" office:value-type="float" office:value="0.55804651462856" calcext:value-type="float">
            <text:p>0.55804651462856</text:p>
          </table:table-cell>
          <table:table-cell table:number-columns-repeated="16380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style-name="ce7" office:value-type="float" office:value="125425" calcext:value-type="float">
            <text:p>125,425</text:p>
          </table:table-cell>
          <table:table-cell office:value-type="float" office:value="699" calcext:value-type="float">
            <text:p>699</text:p>
          </table:table-cell>
          <table:table-cell table:formula="of:=SUM([.C101]/[.B101])*100" office:value-type="float" office:value="0.557305162447678" calcext:value-type="float">
            <text:p>0.557305162447678</text:p>
          </table:table-cell>
          <table:table-cell table:number-columns-repeated="16380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7" office:value-type="float" office:value="127844" calcext:value-type="float">
            <text:p>127,844</text:p>
          </table:table-cell>
          <table:table-cell office:value-type="float" office:value="719" calcext:value-type="float">
            <text:p>719</text:p>
          </table:table-cell>
          <table:table-cell table:formula="of:=SUM([.C102]/[.B102])*100" office:value-type="float" office:value="0.56240418009449" calcext:value-type="float">
            <text:p>0.56240418009449</text:p>
          </table:table-cell>
          <table:table-cell table:number-columns-repeated="16380"/>
        </table:table-row>
        <table:table-row table:style-name="ro1" table:number-rows-repeated="43">
          <table:table-cell/>
          <table:table-cell table:style-name="ce7"/>
          <table:table-cell table:number-columns-repeated="16382"/>
        </table:table-row>
        <table:table-row table:style-name="ro2" table:number-rows-repeated="104843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7" number:min-decimal-places="7" number:min-integer-digits="1"/>
    </number:number-style>
    <number:number-style style:name="N149">
      <number:number number:decimal-places="6" number:min-decimal-places="6" number:min-integer-digits="1"/>
    </number:number-style>
    <number:number-style style:name="N150">
      <number:number number:decimal-places="5" number:min-decimal-places="5" number:min-integer-digits="1"/>
    </number:number-style>
    <number:number-style style:name="N151">
      <number:number number:decimal-places="4" number:min-decimal-places="4" number:min-integer-digits="1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9:40:50.994921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STOR" style:display-name="PageStyle_JST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ouble-Counting" style:display-name="PageStyle_Double-Coun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 W Magness</meta:initial-creator>
    <meta:creation-date>2024-08-05T16:24:21</meta:creation-date>
    <dc:date>2024-10-28T19:42:12.600002547</dc:date>
    <meta:generator>LibreOffice/24.2.6.2$MacOSX_X86_64 LibreOffice_project/ef66aa7e36a1bb8e65bfbc63aba53045a14d0871</meta:generator>
    <meta:editing-duration>P1DT18H11M7S</meta:editing-duration>
    <meta:editing-cycles>7</meta:editing-cycles>
    <meta:document-statistic meta:table-count="2" meta:cell-count="732" meta:object-count="2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48">
      <number:number number:decimal-places="7" number:min-decimal-places="7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4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48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797cm" svg:height="10.033cm" xlink:href=".." xlink:type="simple" chart:class="chart:line" chart:style-name="ch1">
        <chart:title svg:x="2.899cm" svg:y="0.335cm" chart:style-name="ch2">
          <text:p>Sociology JSTOR - Corrected for Double-Counting</text:p>
        </chart:title>
        <chart:legend chart:legend-position="bottom" svg:x="4.789cm" svg:y="9.49cm" style:legend-expansion="wide" chart:style-name="ch3"/>
        <chart:plot-area chart:style-name="ch4" table:cell-range-address="'Double-Counting'.A2:'Double-Counting'.A50 'Double-Counting'.B1:'Double-Counting'.C50" chart:data-source-has-labels="both" svg:x="0.315cm" svg:y="1.328cm" svg:width="15.167cm" svg:height="7.778cm">
          <chart:coordinate-region svg:x="0.943cm" svg:y="1.499cm" svg:width="14.539cm" svg:height="6.828cm"/>
          <chart:axis chart:dimension="x" chart:name="primary-x" chart:style-name="ch5" chartooo:axis-type="auto">
            <chartooo:date-scale/>
            <chart:categories table:cell-range-address="'Double-Counting'.A2:'Double-Counting'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ouble-Counting'.B1:'Double-Counting'.B50" chart:label-cell-address="'Double-Counting'.B1:'Double-Counting'.B1" chart:class="chart:line">
            <chart:data-point chart:repeated="50"/>
          </chart:series>
          <chart:series chart:style-name="ch9" chart:values-cell-range-address="'Double-Counting'.C1:'Double-Counting'.C50" chart:label-cell-address="'Double-Counting'.C1:'Double-Counting'.C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(Francis)</text:p>
                <draw:g>
                  <svg:desc>'Double-Counting'.B1:'Double-Counting'.B1</svg:desc>
                </draw:g>
              </table:table-cell>
              <table:table-cell office:value-type="string">
                <text:p>Adjusted (MM)</text:p>
                <draw:g>
                  <svg:desc>'Double-Counting'.C1:'Double-Counting'.C1</svg:desc>
                </draw:g>
              </table:table-cell>
            </table:table-row>
          </table:table-header-rows>
          <table:table-rows>
            <table:table-row>
              <table:table-cell office:value-type="float" office:value="1880">
                <text:p>1880</text:p>
                <draw:g>
                  <svg:desc>'Double-Counting'.A2:'Double-Counting'.A50</svg:desc>
                </draw:g>
              </table:table-cell>
              <table:table-cell office:value-type="float" office:value="NaN">
                <text:p>NaN</text:p>
                <draw:g>
                  <svg:desc>'Double-Counting'.B1:'Double-Counting'.B50</svg:desc>
                </draw:g>
              </table:table-cell>
              <table:table-cell office:value-type="float" office:value="NaN">
                <text:p>NaN</text:p>
                <draw:g>
                  <svg:desc>'Double-Counting'.C1:'Double-Counting'.C50</svg:desc>
                </draw:g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3.125">
                <text:p>3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0.684931506849315">
                <text:p>0.684931506849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1.54639175257732">
                <text:p>1.54639175257732</text:p>
              </table:table-cell>
              <table:table-cell office:value-type="float" office:value="1.54639175257732">
                <text:p>1.54639175257732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18343195266272">
                <text:p>1.18343195266272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2.36686390532544">
                <text:p>2.36686390532544</text:p>
              </table:table-cell>
              <table:table-cell office:value-type="float" office:value="1.77514792899408">
                <text:p>1.7751479289940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.70454545454545">
                <text:p>1.70454545454545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1.55440414507772">
                <text:p>1.5544041450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0.558659217877095">
                <text:p>0.558659217877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1.02564102564103">
                <text:p>1.02564102564103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0.529100529100529">
                <text:p>0.52910052910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0.45045045045045">
                <text:p>0.45045045045045</text:p>
              </table:table-cell>
              <table:table-cell office:value-type="float" office:value="0.45045045045045">
                <text:p>0.45045045045045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0.854700854700855">
                <text:p>0.854700854700855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.668896321070234">
                <text:p>0.6688963210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.1142061281337">
                <text:p>1.1142061281337</text:p>
              </table:table-cell>
              <table:table-cell office:value-type="float" office:value="0.557103064066852">
                <text:p>0.557103064066852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.18764845605701">
                <text:p>1.18764845605701</text:p>
              </table:table-cell>
              <table:table-cell office:value-type="float" office:value="0.237529691211401">
                <text:p>0.237529691211401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0.665188470066519">
                <text:p>0.665188470066519</text:p>
              </table:table-cell>
              <table:table-cell office:value-type="float" office:value="0.665188470066519">
                <text:p>0.665188470066519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0.997506234413965">
                <text:p>0.997506234413965</text:p>
              </table:table-cell>
              <table:table-cell office:value-type="float" office:value="0.748129675810474">
                <text:p>0.748129675810474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0.236406619385343">
                <text:p>0.236406619385343</text:p>
              </table:table-cell>
              <table:table-cell office:value-type="float" office:value="0.236406619385343">
                <text:p>0.236406619385343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.15273775216138">
                <text:p>1.15273775216138</text:p>
              </table:table-cell>
              <table:table-cell office:value-type="float" office:value="0.576368876080692">
                <text:p>0.57636887608069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.0989010989011">
                <text:p>1.0989010989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0.251256281407035">
                <text:p>0.25125628140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0.875656742556918">
                <text:p>0.875656742556918</text:p>
              </table:table-cell>
              <table:table-cell office:value-type="float" office:value="0.875656742556918">
                <text:p>0.875656742556918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.00286532951289">
                <text:p>1.00286532951289</text:p>
              </table:table-cell>
              <table:table-cell office:value-type="float" office:value="0.286532951289398">
                <text:p>0.286532951289398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0.68649885583524">
                <text:p>0.68649885583524</text:p>
              </table:table-cell>
              <table:table-cell office:value-type="float" office:value="0.45766590389016">
                <text:p>0.4576659038901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1.14464099895942">
                <text:p>1.14464099895942</text:p>
              </table:table-cell>
              <table:table-cell office:value-type="float" office:value="0.936524453694069">
                <text:p>0.936524453694069</text:p>
              </table:table-cell>
            </table:table-row>
            <table:table-row>
              <table:table-cell office:value-type="string"/>
              <table:table-cell office:value-type="float" office:value="0.29126213592233">
                <text:p>0.29126213592233</text:p>
              </table:table-cell>
              <table:table-cell office:value-type="float" office:value="0.194174757281553">
                <text:p>0.194174757281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MacOSX_X86_64 LibreOffice_project/ef66aa7e36a1bb8e65bfbc63aba53045a14d08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239cm" svg:height="10.637cm" xlink:href=".." xlink:type="simple" chart:class="chart:line" chart:style-name="ch1">
        <chart:title svg:x="2.198cm" svg:y="0.347cm" chart:style-name="ch2">
          <text:p>Karl Marx as % of all JSTOR journals (1880-1980)</text:p>
        </chart:title>
        <chart:plot-area chart:style-name="ch3" table:cell-range-address="JSTOR.A2:JSTOR.A102 JSTOR.D1:JSTOR.D102" chart:data-source-has-labels="both" svg:x="0.395cm" svg:y="1.522cm" svg:width="13.726cm" svg:height="8.322cm">
          <chart:coordinate-region svg:x="0.868cm" svg:y="1.694cm" svg:width="13.006cm" svg:height="7.709cm"/>
          <chart:axis chart:dimension="x" chart:name="primary-x" chart:style-name="ch4" chartooo:axis-type="auto">
            <chartooo:date-scale/>
            <chart:categories table:cell-range-address="JSTOR.A2:JSTOR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STOR.D2:JSTOR.D102" chart:label-cell-address="JSTOR.D1:JSTOR.D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l Marx % (exact, journals only)</text:p>
                <draw:g>
                  <svg:desc>JSTOR.D1:JSTOR.D1</svg:desc>
                </draw:g>
              </table:table-cell>
            </table:table-row>
          </table:table-header-rows>
          <table:table-rows>
            <table:table-row>
              <table:table-cell office:value-type="float" office:value="1880">
                <text:p>1880</text:p>
                <draw:g>
                  <svg:desc>JSTOR.A2:JSTOR.A102</svg:desc>
                </draw:g>
              </table:table-cell>
              <table:table-cell office:value-type="float" office:value="0">
                <text:p>0</text:p>
                <draw:g>
                  <svg:desc>JSTOR.D2:JSTOR.D102</svg:desc>
                </draw:g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0.0110472823685373">
                <text:p>0.0110472823685373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0.0262306548920171">
                <text:p>0.0262306548920171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0.0182415176942722">
                <text:p>0.0182415176942722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0.03581341212284">
                <text:p>0.03581341212284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0.085816820096739">
                <text:p>0.085816820096739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0.0479884827641366">
                <text:p>0.0479884827641366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0.0614014889861079">
                <text:p>0.0614014889861079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0.0309429875454475">
                <text:p>0.0309429875454475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0.147538437645597">
                <text:p>0.147538437645597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0.0413878733531075">
                <text:p>0.0413878733531075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0.0802469135802469">
                <text:p>0.0802469135802469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0.102065321805956">
                <text:p>0.102065321805956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0.0743834754248441">
                <text:p>0.0743834754248441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0.0483975048397505">
                <text:p>0.0483975048397505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0.129191379411592">
                <text:p>0.129191379411592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0.178103719224725">
                <text:p>0.178103719224725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0.106116148948485">
                <text:p>0.10611614894848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700035001750088">
                <text:p>0.070003500175008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0.0793825799338479">
                <text:p>0.0793825799338479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0.0665158972994546">
                <text:p>0.0665158972994546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0.0581994000984913">
                <text:p>0.0581994000984913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0.0583819849874896">
                <text:p>0.0583819849874896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0.062445360309729">
                <text:p>0.062445360309729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0.0798084596967279">
                <text:p>0.0798084596967279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0.118580307491004">
                <text:p>0.118580307491004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0.130895244139463">
                <text:p>0.130895244139463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.0964171391106483">
                <text:p>0.0964171391106483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0.13721603903034">
                <text:p>0.13721603903034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0.103462291689761">
                <text:p>0.103462291689761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0.123108117894127">
                <text:p>0.123108117894127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0.0786023080495909">
                <text:p>0.0786023080495909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0.16025641025641">
                <text:p>0.16025641025641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0.0995947523868398">
                <text:p>0.0995947523868398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0.0694034771142034">
                <text:p>0.0694034771142034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0.0614850446670766">
                <text:p>0.0614850446670766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0.077930174563591">
                <text:p>0.077930174563591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0.110632581295191">
                <text:p>0.11063258129519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.120345720433245">
                <text:p>0.120345720433245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0.173206079886886">
                <text:p>0.173206079886886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0.152814920293127">
                <text:p>0.152814920293127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0.177429614006896">
                <text:p>0.177429614006896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0.145878920495988">
                <text:p>0.145878920495988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0.0955492540993712">
                <text:p>0.0955492540993712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0.116383950653205">
                <text:p>0.116383950653205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0.13682885446883">
                <text:p>0.13682885446883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0.147314147419372">
                <text:p>0.147314147419372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0.149249955730945">
                <text:p>0.149249955730945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0.155061655467769">
                <text:p>0.155061655467769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0.151407617695765">
                <text:p>0.151407617695765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0.176312215577423">
                <text:p>0.176312215577423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0.275905850180682">
                <text:p>0.275905850180682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0.258183713108153">
                <text:p>0.258183713108153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0.230361667818475">
                <text:p>0.230361667818475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0.258316673779735">
                <text:p>0.258316673779735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0.289196889526788">
                <text:p>0.289196889526788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0.29911311914324">
                <text:p>0.29911311914324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0.271403898346904">
                <text:p>0.27140389834690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.267468334843829">
                <text:p>0.267468334843829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0.262036593979994">
                <text:p>0.262036593979994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0.201777564256546">
                <text:p>0.201777564256546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0.249684803836741">
                <text:p>0.249684803836741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0.204354517243989">
                <text:p>0.204354517243989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0.207676708446334">
                <text:p>0.207676708446334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0.231375423806469">
                <text:p>0.231375423806469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0.267584097859327">
                <text:p>0.267584097859327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0.391861937935402">
                <text:p>0.391861937935402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0.332200247218789">
                <text:p>0.332200247218789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339219245649742">
                <text:p>0.339219245649742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0.334919795522651">
                <text:p>0.334919795522651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0.267908735926036">
                <text:p>0.267908735926036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0.285236881635133">
                <text:p>0.285236881635133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0.239375655823715">
                <text:p>0.239375655823715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0.265852230468565">
                <text:p>0.265852230468565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0.259185372520067">
                <text:p>0.259185372520067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0.256051089723314">
                <text:p>0.256051089723314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0.253277049544546">
                <text:p>0.253277049544546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0.325205623286473">
                <text:p>0.32520562328647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.341939503011006">
                <text:p>0.341939503011006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0.330626131811447">
                <text:p>0.330626131811447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0.373463081070419">
                <text:p>0.373463081070419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0.356227025251696">
                <text:p>0.356227025251696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0.312552391444926">
                <text:p>0.312552391444926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0.366266184532836">
                <text:p>0.36626618453283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0.353121460457059">
                <text:p>0.353121460457059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0.341501536221644">
                <text:p>0.341501536221644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0.404796378244999">
                <text:p>0.404796378244999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0.381606754740037">
                <text:p>0.38160675474003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0.411666812647806">
                <text:p>0.411666812647806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0.397614314115308">
                <text:p>0.397614314115308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0.486968324131986">
                <text:p>0.486968324131986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0.477685273645421">
                <text:p>0.477685273645421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0.473963429412662">
                <text:p>0.473963429412662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0.501392274395163">
                <text:p>0.501392274395163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0.543482833177692">
                <text:p>0.543482833177692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0.547322262373625">
                <text:p>0.547322262373625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0.55804651462856">
                <text:p>0.5580465146285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0.557305162447678">
                <text:p>0.55730516244767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56240418009449">
                <text:p>0.56240418009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MacOSX_X86_64 LibreOffice_project/ef66aa7e36a1bb8e65bfbc63aba53045a14d087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